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7*"/>
    </style:style>
    <style:style style:name="Table5.B" style:family="table-column">
      <style:table-column-properties style:column-width="4.498cm" style:rel-column-width="17342*"/>
    </style:style>
    <style:style style:name="Table5.C" style:family="table-column">
      <style:table-column-properties style:column-width="2.91cm" style:rel-column-width="11221*"/>
    </style:style>
    <style:style style:name="Table5.D" style:family="table-column">
      <style:table-column-properties style:column-width="8.927cm" style:rel-column-width="34415*"/>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3cm" style:rel-column-width="2556*"/>
    </style:style>
    <style:style style:name="Table1.B" style:family="table-column">
      <style:table-column-properties style:column-width="4.893cm" style:rel-column-width="18864*"/>
    </style:style>
    <style:style style:name="Table1.C" style:family="table-column">
      <style:table-column-properties style:column-width="2.515cm" style:rel-column-width="9697*"/>
    </style:style>
    <style:style style:name="Table1.D" style:family="table-column">
      <style:table-column-properties style:column-width="8.927cm" style:rel-column-width="34418*"/>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35.1" style:family="table-column">
      <style:table-column-properties style:column-width="4.893cm" style:rel-column-width="18866*"/>
    </style:style>
    <style:style style:name="Table1.B35.2" style:family="table-column">
      <style:table-column-properties style:column-width="2.515cm" style:rel-column-width="9698*"/>
    </style:style>
    <style:style style:name="Table1.B35.3" style:family="table-column">
      <style:table-column-properties style:column-width="8.927cm" style:rel-column-width="34415*"/>
    </style:style>
    <style:style style:name="Table1.51" style:family="table-row">
      <style:table-row-properties fo:background-color="transparent" style:keep-together="true" fo:keep-together="auto">
        <style:background-image/>
      </style:table-row-properties>
    </style:style>
    <style:style style:name="Table1.A51"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1.53" style:family="table-row">
      <style:table-row-properties style:min-row-height="1.602cm"/>
    </style:style>
    <style:style style:name="Table1.C57"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font-name="Lucida Console" fo:font-size="11pt" fo:font-style="normal" style:font-style-asian="italic" style:font-style-complex="italic"/>
    </style:style>
    <style:style style:name="T5" style:family="text">
      <style:text-properties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5">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2">XXX</text:span> is one of: D2, D3, D4, D5, D5, D6, D2005W32, D2006W32, D2007,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2">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35.1"/>
              <table:table-column table:style-name="Table1.B35.2"/>
              <table:table-column table:style-name="Table1.B35.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4">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oft-page-break/><text:span text:style-name="Section_2b_Key"><text:span text:style-name="T4">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General</text:span></text:p>
          </table:table-cell>
          <table:covered-table-cell/>
          <table:table-cell table:style-name="Table1.C2"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3">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5">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enumeration giving the desired start state of the overview pane treeview: fully expanded or fully collapsed.</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table-cell table:style-name="Table1.A2" table:number-columns-spanned="2" office:value-type="string">
            <text:p text:style-name="P1"><text:span text:style-name="Section_2b_Key">Prefs:Hiliter</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style-name="Table1.51">
          <table:table-cell table:style-name="Table1.A51"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style-name="Table1.51">
          <table:table-cell table:style-name="Table1.A51"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style-name="Table1.53">
          <table:table-cell table:style-name="Table1.A3"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ext:soft-page-break/>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51">
          <table:table-cell table:style-name="Table1.A2" table:number-columns-spanned="2" office:value-type="string">
            <text:p text:style-name="P1"><text:span text:style-name="Section_2b_Key">UserInfo</text:span></text:p>
          </table:table-cell>
          <table:covered-table-cell/>
          <table:table-cell table:style-name="Table1.C57"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row table:style-name="Table1.51">
          <table:table-cell table:style-name="Table1.A2" table:number-columns-spanned="2" office:value-type="string">
            <text:p text:style-name="P1"><text:span text:style-name="Section_2b_Key">ProxyServer</text:span></text:p>
          </table:table-cell>
          <table:covered-table-cell/>
          <table:table-cell table:style-name="Table1.C57" table:number-columns-spanned="2" office:value-type="string">
            <text:p text:style-name="Standard">Information about any proxy internet server to use.</text:p>
          </table:table-cell>
          <table:covered-table-cell/>
        </table:table-row>
        <table:table-row>
          <table:table-cell table:style-name="Table1.A3"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3"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3"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3"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0-01-16T00:22:01.81</dc:date>
    <meta:editing-cycles>30</meta:editing-cycles>
    <meta:editing-duration>PT26H34M39S</meta:editing-duration>
    <meta:document-statistic meta:table-count="2" meta:image-count="0" meta:object-count="0" meta:page-count="4" meta:paragraph-count="220" meta:word-count="1017" meta:character-count="6630"/>
    <meta:user-defined meta:name="Info 1"/>
    <meta:user-defined meta:name="Info 2"/>
    <meta:user-defined meta:name="Info 3"/>
    <meta:user-defined meta:name="Info 4"/>
  </office:meta>
</office:document-meta>
</file>